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a24a" officeooo:paragraph-rsid="000ea24a"/>
    </style:style>
    <style:style style:name="P2" style:family="paragraph" style:parent-style-name="Standard">
      <style:paragraph-properties fo:text-align="center" style:justify-single-word="false"/>
      <style:text-properties officeooo:rsid="000ea24a" officeooo:paragraph-rsid="000ea24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a24a" officeooo:paragraph-rsid="000ea24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a24a" officeooo:paragraph-rsid="000ea24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ea24a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officeooo:rsid="000f5b3a" style:font-size-asian="10pt"/>
    </style:style>
    <style:style style:name="T3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style:text-underline-style="solid" style:text-underline-width="auto" style:text-underline-color="font-color" officeooo:rsid="000f5b3a" style:font-size-asian="10pt"/>
    </style:style>
    <style:style style:name="T5" style:family="text">
      <style:text-properties style:font-name="Monospace" fo:font-size="10pt" fo:font-style="italic" style:font-size-asian="10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Philip Gurnee</text:p>
      <text:p text:style-name="P1">Tyler Charles Hoffman</text:p>
      <text:p text:style-name="P1">2015-03-20</text:p>
      <text:p text:style-name="P1"/>
      <text:p text:style-name="P2">Best Books Project</text:p>
      <text:p text:style-name="P2">Phase 3 – Logical Database Design</text:p>
      <text:p text:style-name="P2"/>
      <text:p text:style-name="P3">Relational Schema</text:p>
      <text:p text:style-name="P5"><text:span text:style-name="T1">address(</text:span><text:span text:style-name="T3">id</text:span><text:span text:style-name="T1">, street_address, city, zipcode, state)</text:span></text:p>
      <text:p text:style-name="P6"><text:span text:style-name="T1">admin(</text:span><text:span text:style-name="T3">username</text:span><text:span text:style-name="T1">, password)</text:span></text:p>
      <text:p text:style-name="P6"><text:span text:style-name="T1">author(</text:span><text:span text:style-name="T3">id</text:span><text:span text:style-name="T1">, first_name, last_name)</text:span></text:p>
      <text:p text:style-name="P6"><text:span text:style-name="T1">book_genre(</text:span><text:span text:style-name="T3">isbn, genre_id</text:span><text:span text:style-name="T1">)</text:span></text:p>
      <text:p text:style-name="P6"><text:span text:style-name="T1">book(</text:span><text:span text:style-name="T3">isbn</text:span><text:span text:style-name="T1">, title, description, price, cover_filepath, author_id, publisher_id)</text:span></text:p>
      <text:p text:style-name="P6"><text:span text:style-name="T1">coupon(</text:span><text:span text:style-name="T3">entry_code</text:span><text:span text:style-name="T1">, expiration_date, value, used, </text:span></text:p>
      <text:p text:style-name="P6"><text:span text:style-name="T1"><text:s text:c="2"/>customer_username, order_id)</text:span></text:p>
      <text:p text:style-name="P6"><text:span text:style-name="T1">credit_card(</text:span><text:span text:style-name="T3">number</text:span><text:span text:style-name="T1">, type, ccv, expiration_date, issuer, </text:span></text:p>
      <text:p text:style-name="P6"><text:span text:style-name="T1"><text:s text:c="2"/>name_on_card, associated_zip, pin_number, customer_username)</text:span></text:p>
      <text:p text:style-name="P6"><text:span text:style-name="T1">customer_address(</text:span><text:span text:style-name="T3">username, address_id</text:span><text:span text:style-name="T1">)</text:span></text:p>
      <text:p text:style-name="P6"><text:span text:style-name="T1">customer(</text:span><text:span text:style-name="T3">username</text:span><text:span text:style-name="T1">, password, email, first_name, last_name, middle_initial,</text:span></text:p>
      <text:p text:style-name="P6"><text:span text:style-name="T1"><text:s text:c="2"/>date_of_birth, loyalty_points, one_click_buying, prime_member,</text:span></text:p>
      <text:p text:style-name="P6"><text:span text:style-name="T1"><text:s text:c="2"/>phone_area_code, phone_number, address_id, card_number)</text:span></text:p>
      <text:p text:style-name="P6"><text:span text:style-name="T1">genre(</text:span><text:span text:style-name="T3">id</text:span><text:span text:style-name="T1">, name, most_popular_isbn)</text:span></text:p>
      <text:p text:style-name="P6"><text:span text:style-name="T1">order_item(</text:span><text:span text:style-name="T3">order_id, book_id</text:span><text:span text:style-name="T1">, quantity)</text:span></text:p>
      <text:p text:style-name="P6"><text:span text:style-name="T1">phone(</text:span><text:span text:style-name="T3">area_code, number</text:span><text:span text:style-name="T1">, carrier)</text:span></text:p>
      <text:p text:style-name="P6"><text:span text:style-name="T1">publisher(</text:span><text:span text:style-name="T3">id</text:span><text:span text:style-name="T1">, name, code, num_books)</text:span></text:p>
      <text:p text:style-name="P6"><text:span text:style-name="T1">review(book_isbn, customer_username, content, rating, submit_time)</text:span></text:p>
      <text:p text:style-name="P6"><text:span text:style-name="T1">sales_order(</text:span><text:span text:style-name="T3">id</text:span><text:span text:style-name="T1">, total_cost, submit_date, shipping_cost, delivery_date, </text:span></text:p>
      <text:p text:style-name="P6"><text:span text:style-name="T1"><text:s text:c="2"/>delivery_status, contact_phone_area_code, contact_phone_number, </text:span></text:p>
      <text:p text:style-name="P6"><text:span text:style-name="T1"><text:s text:c="2"/>customer_username, address_id, credit_card_number)</text:span></text:p>
      <text:p text:style-name="P6"><text:span text:style-name="T1">series_entry(</text:span><text:span text:style-name="T3">book_isbn, series_id</text:span><text:span text:style-name="T1">, position)</text:span></text:p>
      <text:p text:style-name="P6"><text:span text:style-name="T1">series(</text:span><text:span text:style-name="T3">id</text:span><text:span text:style-name="T1">, name)</text:span></text:p>
      <text:p text:style-name="P6"><text:span text:style-name="T1">wishlist(</text:span><text:span text:style-name="T3">book_isbn, customer_id</text:span><text:span text:style-name="T1">)</text:span></text:p>
      <text:p text:style-name="P5"><text:span text:style-name="T1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5-03-20T18:46:11.472278598</meta:creation-date>
    <meta:generator>LibreOffice/4.2.7.2$Linux_X86_64 LibreOffice_project/420m0$Build-2</meta:generator>
    <dc:date>2015-03-20T19:10:05.972737090</dc:date>
    <dc:creator>tyler </dc:creator>
    <meta:editing-duration>PT18M50S</meta:editing-duration>
    <meta:editing-cycles>6</meta:editing-cycles>
    <meta:document-statistic meta:table-count="0" meta:image-count="0" meta:object-count="0" meta:page-count="1" meta:paragraph-count="30" meta:word-count="103" meta:character-count="1248" meta:non-whitespace-character-count="1158"/>
  </office:meta>
</office:document-meta>
</file>